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10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5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4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10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number-columns-repeated="2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10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10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10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7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4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10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4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4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10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10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10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10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10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number-columns-repeated="2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number-columns-repeated="2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10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10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23:45:54.8415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5T01:33:41.742871540</dc:date>
    <meta:editing-duration>P21DT17H52M25S</meta:editing-duration>
    <meta:editing-cycles>254</meta:editing-cycles>
    <meta:document-statistic meta:table-count="5" meta:cell-count="4889" meta:object-count="0"/>
  </office:meta>
</office:document-meta>
</file>